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6167in" style:rel-column-width="43690*"/>
    </style:style>
    <style:style style:name="Table3.B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4.8729in" style:rel-column-width="46115*"/>
    </style:style>
    <style:style style:name="Table5.B" style:family="table-column">
      <style:table-column-properties style:column-width="2.0521in" style:rel-column-width="1942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text-properties style:text-underline-style="none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1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Thursday quizzes will have questions straight off the immediately preceding homework, so homework is a way for you to prepare for those quizzes. <text:s/>Homework itself will not be turned in and is optional.<text:line-break/></text:span></text:p>
      <text:p text:style-name="P8"><text:span text:style-name="T9">1.<text:tab/></text:span><text:span text:style-name="T3">What is a memory leak?</text:span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>2.<text:tab/>Match characteristics..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Features</text:p>
          </table:table-cell>
          <table:table-cell table:style-name="Table3.B1" office:value-type="string">
            <text:p text:style-name="P11">Stack or Heap?</text:p>
          </table:table-cell>
        </table:table-row>
        <table:table-row>
          <table:table-cell table:style-name="Table3.A2" office:value-type="string">
            <text:p text:style-name="P12">Fixed size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Should contain large objects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Manual memory management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Automatic memory management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Allocated memory accessed through a pointer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Handles local variables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Handles functions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Handles dynamic variables</text:p>
          </table:table-cell>
          <table:table-cell table:style-name="Table3.B2" office:value-type="string">
            <text:p text:style-name="P12">Stack<text:tab/><text:tab/>Heap</text:p>
          </table:table-cell>
        </table:table-row>
        <table:table-row>
          <table:table-cell table:style-name="Table3.A2" office:value-type="string">
            <text:p text:style-name="P12">Variables cannot be resized</text:p>
          </table:table-cell>
          <table:table-cell table:style-name="Table3.B2" office:value-type="string">
            <text:p text:style-name="P12">Stack<text:tab/><text:tab/>Heap</text:p>
          </table:table-cell>
        </table:table-row>
      </table:table>
      <text:p text:style-name="P4"/>
      <text:p text:style-name="P4"/>
      <text:p text:style-name="P4"/>
      <text:p text:style-name="P2"/>
      <text:p text:style-name="P2">3.<text:tab/>What can Friends of a class do that is special?</text:p>
      <text:p text:style-name="P2"/>
      <text:p text:style-name="P2"/>
      <text:p text:style-name="P2"/>
      <text:p text:style-name="P2"/>
      <text:p text:style-name="P2">4.<text:tab/>To make sure a function in a base-class is overridable, you need to declare the function as:</text:p>
      <text:p text:style-name="P2"/>
      <text:p text:style-name="P2"/>
      <text:p text:style-name="P2"/>
      <text:p text:style-name="P2"/>
      <text:p text:style-name="P2">5.<text:tab/>An abstract base class contains what kind of functions?</text:p>
      <text:p text:style-name="P2"/>
      <text:p text:style-name="P2"/>
      <text:p text:style-name="P2"/>
      <text:p text:style-name="P2"/>
      <text:p text:style-name="P2"/>
      <text:p text:style-name="P2"><text:soft-page-break/>6.<text:tab/>Friend Relationships...<text:lin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If the <text:span text:style-name="T4">Aardvark</text:span><text:span text:style-name="T6"> class declares the </text:span><text:span text:style-name="T4">Bear</text:span><text:span text:style-name="T6"> class as a friend, and the </text:span><text:span text:style-name="T5">Bear</text:span><text:span text:style-name="T7"> class has declared the </text:span><text:span text:style-name="T5">Cow</text:span><text:span text:style-name="T7"> class as a friend, is </text:span><text:span text:style-name="T5">Cow</text:span><text:span text:style-name="T7"> a friend of </text:span><text:span text:style-name="T5">Aardvark</text:span><text:span text:style-name="T7">?</text:span></text:p>
            <text:p text:style-name="P14"><draw:ellipse text:anchor-type="paragraph" draw:z-index="0" draw:style-name="gr1" draw:text-style-name="P16" svg:width="0.9724in" svg:height="0.4516in" svg:x="1.8in" svg:y="0.1346in"><text:p text:style-name="P16">Bear</text:p></draw:ellipse><draw:ellipse text:anchor-type="paragraph" draw:z-index="1" draw:style-name="gr1" draw:text-style-name="P16" svg:width="0.9724in" svg:height="0.4516in" svg:x="3.2583in" svg:y="0.1346in"><text:p text:style-name="P16">Cow</text:p></draw:ellipse><draw:ellipse text:anchor-type="paragraph" draw:z-index="4" draw:style-name="gr1" draw:text-style-name="P16" svg:width="0.9724in" svg:height="0.4516in" svg:x="0.3075in" svg:y="0.1346in"><text:p text:style-name="P16">Aardvark</text:p></draw:ellipse></text:p>
            <text:p text:style-name="P14"><draw:custom-shape text:anchor-type="paragraph" draw:z-index="2" draw:style-name="gr2" svg:width="0.5205in" svg:height="0.185in" svg:x="1.2799in" svg:y="0.07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2" svg:width="0.5205in" svg:height="0.185in" svg:x="2.772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14"/>
            <text:p text:style-name="P14"/>
          </table:table-cell>
          <table:table-cell table:style-name="Table5.B1" office:value-type="string">
            <text:p text:style-name="P10">Yes<text:tab/><text:tab/>No</text:p>
          </table:table-cell>
        </table:table-row>
        <table:table-row>
          <table:table-cell table:style-name="Table5.A2" office:value-type="string">
            <text:p text:style-name="Table_20_Contents">If the <text:span text:style-name="T4">ZooKeeper</text:span><text:span text:style-name="T6"> class is a friend of the </text:span><text:span text:style-name="T4">Animal</text:span><text:span text:style-name="T6"> class, is the </text:span><text:span text:style-name="T4">Animal</text:span><text:span text:style-name="T6"> class a friend of the </text:span><text:span text:style-name="T4">ZooKeeper</text:span><text:span text:style-name="T6"> class?</text:span></text:p>
            <text:p text:style-name="P13"><draw:ellipse text:anchor-type="paragraph" draw:z-index="5" draw:style-name="gr1" draw:text-style-name="P16" svg:width="0.9724in" svg:height="0.4516in" svg:x="2.7236in" svg:y="0.2193in"><text:p text:style-name="P16">ZooKeeper</text:p></draw:ellipse></text:p>
            <text:p text:style-name="P13"><draw:ellipse text:anchor-type="paragraph" draw:z-index="6" draw:style-name="gr1" draw:text-style-name="P16" svg:width="0.9724in" svg:height="0.4516in" svg:x="0.8945in" svg:y="0.028in"><text:p text:style-name="P16">Animal</text:p></draw:ellipse><draw:custom-shape text:anchor-type="paragraph" draw:z-index="7" draw:style-name="gr2" svg:width="0.8571in" svg:height="0.185in" svg:x="1.8665in" svg:y="0.15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13"/>
            <text:p text:style-name="P13"/>
          </table:table-cell>
          <table:table-cell table:style-name="Table5.B2" office:value-type="string">
            <text:p text:style-name="P10">Yes<text:tab/><text:tab/>No</text:p>
          </table:table-cell>
        </table:table-row>
        <table:table-row>
          <table:table-cell table:style-name="Table5.A2" office:value-type="string">
            <text:p text:style-name="Table_20_Contents">If the <text:span text:style-name="T4">ZooKeeper</text:span><text:span text:style-name="T6"> class is a friend of the </text:span><text:span text:style-name="T4">Animal</text:span><text:span text:style-name="T6"> class, and the </text:span><text:span text:style-name="T4">ZooKeepersKid</text:span><text:span text:style-name="T6"> class inherits from </text:span><text:span text:style-name="T4">ZooKeeper</text:span><text:span text:style-name="T6">, is </text:span><text:span text:style-name="T4">ZooKeepersKid</text:span><text:span text:style-name="T6"> a friend of the </text:span><text:span text:style-name="T4">Animal</text:span><text:span text:style-name="T6"> class?</text:span></text:p>
            <text:p text:style-name="Table_20_Contents"><draw:ellipse text:anchor-type="paragraph" draw:z-index="8" draw:style-name="gr1" draw:text-style-name="P16" svg:width="0.9724in" svg:height="0.4516in" svg:x="0.7665in" svg:y="0.1516in"><text:p text:style-name="P16">ZooKeeper</text:p></draw:ellipse><draw:ellipse text:anchor-type="paragraph" draw:z-index="10" draw:style-name="gr1" draw:text-style-name="P16" svg:width="0.9724in" svg:height="0.4516in" svg:x="3.0126in" svg:y="0.1346in"><text:p text:style-name="P16">Animal</text:p></draw:ellipse></text:p>
            <text:p text:style-name="Table_20_Contents"><draw:custom-shape text:anchor-type="paragraph" draw:z-index="11" draw:style-name="gr2" svg:width="1.274in" svg:height="0.185in" svg:x="1.739in" svg:y="0.106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Table_20_Contents"/>
            <text:p text:style-name="Table_20_Contents"><draw:custom-shape text:anchor-type="paragraph" draw:z-index="16" draw:style-name="gr2" svg:width="0.2087in" svg:height="0.3835in" svg:x="1.1409in" svg:y="0.0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Table_20_Contents"/>
            <text:p text:style-name="Table_20_Contents"><draw:ellipse text:anchor-type="paragraph" draw:z-index="9" draw:style-name="gr1" draw:text-style-name="P16" svg:width="1.474in" svg:height="0.4516in" svg:x="0.489in" svg:y="0.028in"><text:p text:style-name="P16">ZooKeepersKid</text:p></draw:ellipse></text:p>
            <text:p text:style-name="Table_20_Contents"/>
            <text:p text:style-name="Table_20_Contents"/>
          </table:table-cell>
          <table:table-cell table:style-name="Table5.B2" office:value-type="string">
            <text:p text:style-name="P10">Yes<text:tab/><text:tab/>No</text:p>
          </table:table-cell>
        </table:table-row>
        <table:table-row>
          <table:table-cell table:style-name="Table5.A2" office:value-type="string">
            <text:p text:style-name="Table_20_Contents">If the <text:span text:style-name="T4">ZooKeeper</text:span><text:span text:style-name="T6"> class is a friend of the </text:span><text:span text:style-name="T4">Animal</text:span><text:span text:style-name="T6"> class, and the </text:span><text:span text:style-name="T4">Duck</text:span><text:span text:style-name="T6"> class inherits from </text:span><text:span text:style-name="T4">Animal</text:span><text:span text:style-name="T6">, is the </text:span><text:span text:style-name="T4">ZooKeeper</text:span><text:span text:style-name="T6"> class a friend of </text:span><text:span text:style-name="T4">Duck</text:span><text:span text:style-name="T6"> class?</text:span></text:p>
            <text:p text:style-name="Table_20_Contents"/>
            <text:p text:style-name="Table_20_Contents"><draw:ellipse text:anchor-type="paragraph" draw:z-index="12" draw:style-name="gr1" draw:text-style-name="P16" svg:width="0.9724in" svg:height="0.4516in" svg:x="0.7783in" svg:y="0.0008in"><text:p text:style-name="P16">ZooKeeper</text:p></draw:ellipse><draw:ellipse text:anchor-type="paragraph" draw:z-index="13" draw:style-name="gr1" draw:text-style-name="P16" svg:width="0.9724in" svg:height="0.4516in" svg:x="3.0244in" svg:y="0.0417in"><text:p text:style-name="P16">Animal</text:p></draw:ellipse><draw:custom-shape text:anchor-type="paragraph" draw:z-index="14" draw:style-name="gr2" svg:width="1.274in" svg:height="0.185in" svg:x="1.7508in" svg:y="0.1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Table_20_Contents"/>
            <text:p text:style-name="Table_20_Contents"><draw:custom-shape text:anchor-type="paragraph" draw:z-index="17" draw:style-name="gr2" svg:width="0.2087in" svg:height="0.3835in" svg:x="3.3752in" svg:y="0.1098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Table_20_Contents"/>
            <text:p text:style-name="Table_20_Contents"><draw:ellipse text:anchor-type="paragraph" draw:z-index="15" draw:style-name="gr1" draw:text-style-name="P16" svg:width="0.9724in" svg:height="0.4516in" svg:x="3.0244in" svg:y="0.111in"><text:p text:style-name="P16">Duck</text:p></draw:ellipse></text:p>
            <text:p text:style-name="Table_20_Contents"/>
            <text:p text:style-name="Table_20_Contents"/>
            <text:p text:style-name="Table_20_Contents"/>
          </table:table-cell>
          <table:table-cell table:style-name="Table5.B2" office:value-type="string">
            <text:p text:style-name="P10">ZooKeeper is not friends with Duck</text:p>
            <text:p text:style-name="P10"/>
            <text:p text:style-name="P10">ZooKeeper is friends with Duck and can access all of Duck's private &amp; protected members</text:p>
            <text:p text:style-name="P10"/>
            <text:p text:style-name="P10">ZooKeeper is a friend of Duck, but can only access the protected members of Animal</text:p>
          </table:table-cell>
        </table:table-row>
      </table:table>
      <text:p text:style-name="P2"/>
      <text:p text:style-name="P2"/>
      <text:p text:style-name="P9">7.<text:tab/>Write a declaration for each operator overloading function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+ Operator</text:p>
            <text:p text:style-name="P15">friend MyClass operator+( const MyClass&amp; item1, const MyClass&amp; item2 );</text:p>
            <text:p text:style-name="P15"/>
          </table:table-cell>
        </table:table-row>
        <table:table-row>
          <table:table-cell table:style-name="Table6.A2" office:value-type="string">
            <text:p text:style-name="P15">- Operator</text:p>
            <text:p text:style-name="P15"/>
            <text:p text:style-name="P15"/>
            <text:p text:style-name="P15"/>
          </table:table-cell>
        </table:table-row>
        <table:table-row>
          <table:table-cell table:style-name="Table6.A2" office:value-type="string">
            <text:p text:style-name="P15">&lt;&lt; Operator</text:p>
            <text:p text:style-name="P15"/>
            <text:p text:style-name="P15"/>
            <text:p text:style-name="P15"/>
          </table:table-cell>
        </table:table-row>
        <table:table-row>
          <table:table-cell table:style-name="Table6.A2" office:value-type="string">
            <text:p text:style-name="P15">[ ] Operator</text:p>
            <text:p text:style-name="P15"/>
            <text:p text:style-name="P15"/>
            <text:p text:style-name="P15"/>
          </table:table-cell>
        </table:table-row>
        <table:table-row>
          <table:table-cell table:style-name="Table6.A2" office:value-type="string">
            <text:p text:style-name="P15">= Operator</text:p>
            <text:p text:style-name="P15"/>
            <text:p text:style-name="P15"/>
            <text:p text:style-name="P15"/>
          </table:table-cell>
        </table:table-row>
      </table:table>
      <text:p text:style-name="P2"/>
      <text:p text:style-name="P2"/>
      <text:p text:style-name="P4"><text:span text:style-name="T2">8.<text:tab/>When overloading the assignment operator, what do you need to check for?</text:span></text:p>
      <text:p text:style-name="P2"/>
      <text:p text:style-name="P2"/>
      <text:p text:style-name="P5">9.<text:tab/>Cast an int variable, “degrees”, to a float and assign it to the float variable, “totalDegrees”.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C Style Casting:</text:p>
            <text:p text:style-name="P5"/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6">C++ Style Casting:</text:p>
            <text:p text:style-name="P5"/>
            <text:p text:style-name="P5"/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Header">CS 201 Problem Solving &amp; Programming II<text:line-break/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2.A1" office:value-type="string">
              <text:p text:style-name="MP1">Homework </text:p>
              <text:p text:style-name="MP1">Page <text:page-number text:select-page="current">2</text:page-number> of <text:page-count>3</text:page-count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43:06</meta:creation-date>
    <meta:generator>LibreOffice/3.5$Linux_X86_64 LibreOffice_project/350m1$Build-2</meta:generator>
    <dc:date>2013-07-08T11:26:38</dc:date>
    <meta:editing-duration>PT1H41M17S</meta:editing-duration>
    <meta:editing-cycles>105</meta:editing-cycles>
    <meta:document-statistic meta:table-count="5" meta:image-count="0" meta:object-count="0" meta:page-count="3" meta:paragraph-count="52" meta:word-count="360" meta:character-count="2122" meta:non-whitespace-character-count="1795"/>
  </office:meta>
</office:document-meta>
</file>